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3">
      <style:paragraph-properties/>
    </style:style>
  </office:automatic-styles>
  <office:body>
    <office:text text:use-soft-page-breaks="true">
      <text:p text:style-name="P33"><text:span>test text</text:span><text:span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Calibri" style:font-family-asian="Calibri" style:font-family-complex="Calibri" fo:font-size="11pt"/>
      <style:paragraph-properties fo:line-height="107.917%" style:tab-stop-distance="35.4pt" fo:margin-top="0pt" fo:margin-bottom="8pt"/>
    </style:default-style>
    <style:default-style style:family="text">
      <style:text-properties fo:font-family="Calibri" style:font-family-asian="Calibri" style:font-family-complex="Calibri" fo:font-size="11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883" style:display-name="Intense Emphasis" style:family="text" style:name="165">
      <style:text-properties fo:color="#0f4761" fo:font-style="italic"/>
    </style:style>
    <style:style style:parent-style-name="883" style:display-name="Intense Reference" style:family="text" style:name="168">
      <style:text-properties fo:font-variant="small-caps" fo:color="#0f4761" fo:letter-spacing="0.25pt" fo:font-weight="bold"/>
    </style:style>
    <style:style style:parent-style-name="883" style:display-name="Subtle Emphasis" style:family="text" style:name="170">
      <style:text-properties fo:color="#404040" fo:font-style="italic"/>
    </style:style>
    <style:style style:parent-style-name="883" style:display-name="Emphasis" style:family="text" style:name="171">
      <style:text-properties fo:font-style="italic"/>
    </style:style>
    <style:style style:parent-style-name="883" style:display-name="Strong" style:family="text" style:name="172">
      <style:text-properties fo:font-weight="bold"/>
    </style:style>
    <style:style style:parent-style-name="883" style:display-name="Subtle Reference" style:family="text" style:name="173">
      <style:text-properties fo:font-variant="small-caps" fo:color="#5a5a5a"/>
    </style:style>
    <style:style style:parent-style-name="883" style:display-name="Book Title" style:family="text" style:name="174">
      <style:text-properties fo:letter-spacing="0.25pt" fo:font-style="italic" fo:font-weight="bold"/>
    </style:style>
    <style:style style:parent-style-name="883" style:display-name="FollowedHyperlink" style:family="text" style:name="187">
      <style:text-properties fo:color="#954f72" style:text-underline-type="single" style:text-underline-style="solid" style:text-underline-width="auto" style:text-underline-color="font-color"/>
    </style:style>
    <style:style style:parent-style-name="882" style:display-name="Heading 1" style:family="paragraph" style:name="704">
      <style:text-properties fo:font-family="Arial" style:font-family-asian="Arial" style:font-family-complex="Arial" fo:font-size="20pt"/>
      <style:paragraph-properties fo:margin-top="24pt" fo:margin-bottom="10pt"/>
    </style:style>
    <style:style style:parent-style-name="883" style:display-name="Heading 1 Char" style:family="text" style:name="705">
      <style:text-properties fo:font-family="Arial" style:font-family-asian="Arial" style:font-family-complex="Arial" fo:font-size="20pt"/>
    </style:style>
    <style:style style:parent-style-name="882" style:display-name="Heading 2" style:family="paragraph" style:name="706">
      <style:text-properties fo:font-family="Arial" style:font-family-asian="Arial" style:font-family-complex="Arial" fo:font-size="17pt"/>
      <style:paragraph-properties fo:margin-top="18pt" fo:margin-bottom="10pt"/>
    </style:style>
    <style:style style:parent-style-name="883" style:display-name="Heading 2 Char" style:family="text" style:name="707">
      <style:text-properties fo:font-family="Arial" style:font-family-asian="Arial" style:font-family-complex="Arial" fo:font-size="17pt"/>
    </style:style>
    <style:style style:parent-style-name="882" style:display-name="Heading 3" style:family="paragraph" style:name="708">
      <style:text-properties fo:font-family="Arial" style:font-family-asian="Arial" style:font-family-complex="Arial" fo:font-size="15pt"/>
      <style:paragraph-properties fo:margin-top="16pt" fo:margin-bottom="10pt"/>
    </style:style>
    <style:style style:parent-style-name="883" style:display-name="Heading 3 Char" style:family="text" style:name="709">
      <style:text-properties fo:font-family="Arial" style:font-family-asian="Arial" style:font-family-complex="Arial" fo:font-size="15pt"/>
    </style:style>
    <style:style style:parent-style-name="882" style:display-name="Heading 4" style:family="paragraph" style:name="710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parent-style-name="883" style:display-name="Heading 4 Char" style:family="text" style:name="711">
      <style:text-properties fo:font-family="Arial" style:font-family-asian="Arial" style:font-family-complex="Arial" fo:font-size="13pt" fo:font-weight="bold"/>
    </style:style>
    <style:style style:parent-style-name="882" style:display-name="Heading 5" style:family="paragraph" style:name="712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883" style:display-name="Heading 5 Char" style:family="text" style:name="713">
      <style:text-properties fo:font-family="Arial" style:font-family-asian="Arial" style:font-family-complex="Arial" fo:font-size="12pt" fo:font-weight="bold"/>
    </style:style>
    <style:style style:parent-style-name="882" style:display-name="Heading 6" style:family="paragraph" style:name="714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883" style:display-name="Heading 6 Char" style:family="text" style:name="715">
      <style:text-properties fo:font-family="Arial" style:font-family-asian="Arial" style:font-family-complex="Arial" fo:font-size="11pt" fo:font-weight="bold"/>
    </style:style>
    <style:style style:parent-style-name="882" style:display-name="Heading 7" style:family="paragraph" style:name="716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883" style:display-name="Heading 7 Char" style:family="text" style:name="717">
      <style:text-properties fo:font-family="Arial" style:font-family-asian="Arial" style:font-family-complex="Arial" fo:font-size="11pt" fo:font-style="italic" fo:font-weight="bold"/>
    </style:style>
    <style:style style:parent-style-name="882" style:display-name="Heading 8" style:family="paragraph" style:name="718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883" style:display-name="Heading 8 Char" style:family="text" style:name="719">
      <style:text-properties fo:font-family="Arial" style:font-family-asian="Arial" style:font-family-complex="Arial" fo:font-size="11pt" fo:font-style="italic"/>
    </style:style>
    <style:style style:parent-style-name="882" style:display-name="Heading 9" style:family="paragraph" style:name="720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883" style:display-name="Heading 9 Char" style:family="text" style:name="721">
      <style:text-properties fo:font-family="Arial" style:font-family-asian="Arial" style:font-family-complex="Arial" fo:font-size="10.5pt" fo:font-style="italic"/>
    </style:style>
    <style:style style:parent-style-name="882" style:display-name="List Paragraph" style:family="paragraph" style:name="722">
      <style:paragraph-properties fo:margin-left="1.27cm" style:contextual-spacing="true"/>
    </style:style>
    <style:style style:display-name="No Spacing" style:family="paragraph" style:name="723">
      <style:paragraph-properties fo:line-height="100%" fo:margin-top="0pt" fo:margin-bottom="0pt"/>
    </style:style>
    <style:style style:parent-style-name="882" style:display-name="Title" style:family="paragraph" style:name="724">
      <style:text-properties fo:font-size="24pt"/>
      <style:paragraph-properties fo:margin-top="15pt" fo:margin-bottom="10pt" style:contextual-spacing="true"/>
    </style:style>
    <style:style style:parent-style-name="883" style:display-name="Title Char" style:family="text" style:name="725">
      <style:text-properties fo:font-size="24pt"/>
    </style:style>
    <style:style style:parent-style-name="882" style:display-name="Subtitle" style:family="paragraph" style:name="726">
      <style:text-properties fo:font-size="12pt"/>
      <style:paragraph-properties fo:margin-top="10pt" fo:margin-bottom="10pt"/>
    </style:style>
    <style:style style:parent-style-name="883" style:display-name="Subtitle Char" style:family="text" style:name="727">
      <style:text-properties fo:font-size="12pt"/>
    </style:style>
    <style:style style:parent-style-name="882" style:display-name="Quote" style:family="paragraph" style:name="728">
      <style:text-properties fo:font-style="italic"/>
      <style:paragraph-properties fo:margin-left="1.27cm" fo:margin-right="1.27cm"/>
    </style:style>
    <style:style style:display-name="Quote Char" style:family="text" style:name="729">
      <style:text-properties fo:font-style="italic"/>
    </style:style>
    <style:style style:parent-style-name="882" style:display-name="Intense Quote" style:family="paragraph" style:name="730">
      <style:text-properties fo:font-style="italic"/>
      <style:paragraph-properties fo:margin-left="1.27cm" fo:margin-right="1.27cm" style:contextual-spacing="true" fo:border="0.01764cm solid #FFFFFF"/>
    </style:style>
    <style:style style:display-name="Intense Quote Char" style:family="text" style:name="731">
      <style:text-properties fo:font-style="italic"/>
    </style:style>
    <style:style style:parent-style-name="882" style:display-name="Header" style:family="paragraph" style:name="73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883" style:display-name="Header Char" style:family="text" style:name="733"/>
    <style:style style:parent-style-name="882" style:display-name="Footer" style:family="paragraph" style:name="73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883" style:display-name="Footer Char" style:family="text" style:name="735"/>
    <style:style style:parent-style-name="882" style:display-name="Caption" style:family="paragraph" style:name="736">
      <style:text-properties fo:color="#4f81bd" fo:font-size="9pt" fo:font-weight="bold"/>
      <style:paragraph-properties fo:line-height="115%"/>
    </style:style>
    <style:style style:parent-style-name="736" style:display-name="Caption Char" style:family="text" style:name="737"/>
    <style:style style:display-name="Hyperlink" style:family="text" style:name="864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882" style:display-name="footnote text" style:family="paragraph" style:name="865">
      <style:text-properties fo:font-size="9pt"/>
      <style:paragraph-properties fo:line-height="100%" fo:margin-bottom="2pt"/>
    </style:style>
    <style:style style:display-name="Footnote Text Char" style:family="text" style:name="866">
      <style:text-properties fo:font-size="9pt"/>
    </style:style>
    <style:style style:parent-style-name="883" style:display-name="footnote reference" style:family="text" style:name="867">
      <style:text-properties style:text-position="sub 58%"/>
    </style:style>
    <style:style style:parent-style-name="882" style:display-name="endnote text" style:family="paragraph" style:name="868">
      <style:text-properties fo:font-size="10pt"/>
      <style:paragraph-properties fo:line-height="100%" fo:margin-bottom="0pt"/>
    </style:style>
    <style:style style:display-name="Endnote Text Char" style:family="text" style:name="869">
      <style:text-properties fo:font-size="10pt"/>
    </style:style>
    <style:style style:parent-style-name="883" style:display-name="endnote reference" style:family="text" style:name="870">
      <style:text-properties style:text-position="sub 58%"/>
    </style:style>
    <style:style style:parent-style-name="882" style:display-name="toc 1" style:family="paragraph" style:name="871">
      <style:paragraph-properties fo:margin-left="0cm" fo:margin-right="0cm" fo:text-indent="0cm" fo:margin-bottom="2.85pt"/>
    </style:style>
    <style:style style:parent-style-name="882" style:display-name="toc 2" style:family="paragraph" style:name="872">
      <style:paragraph-properties fo:margin-left="0.4992cm" fo:margin-right="0cm" fo:text-indent="0cm" fo:margin-bottom="2.85pt"/>
    </style:style>
    <style:style style:parent-style-name="882" style:display-name="toc 3" style:family="paragraph" style:name="873">
      <style:paragraph-properties fo:margin-left="1cm" fo:margin-right="0cm" fo:text-indent="0cm" fo:margin-bottom="2.85pt"/>
    </style:style>
    <style:style style:parent-style-name="882" style:display-name="toc 4" style:family="paragraph" style:name="874">
      <style:paragraph-properties fo:margin-left="1.499cm" fo:margin-right="0cm" fo:text-indent="0cm" fo:margin-bottom="2.85pt"/>
    </style:style>
    <style:style style:parent-style-name="882" style:display-name="toc 5" style:family="paragraph" style:name="875">
      <style:paragraph-properties fo:margin-left="2cm" fo:margin-right="0cm" fo:text-indent="0cm" fo:margin-bottom="2.85pt"/>
    </style:style>
    <style:style style:parent-style-name="882" style:display-name="toc 6" style:family="paragraph" style:name="876">
      <style:paragraph-properties fo:margin-left="2.5cm" fo:margin-right="0cm" fo:text-indent="0cm" fo:margin-bottom="2.85pt"/>
    </style:style>
    <style:style style:parent-style-name="882" style:display-name="toc 7" style:family="paragraph" style:name="877">
      <style:paragraph-properties fo:margin-left="3.001cm" fo:margin-right="0cm" fo:text-indent="0cm" fo:margin-bottom="2.85pt"/>
    </style:style>
    <style:style style:parent-style-name="882" style:display-name="toc 8" style:family="paragraph" style:name="878">
      <style:paragraph-properties fo:margin-left="3.5cm" fo:margin-right="0cm" fo:text-indent="0cm" fo:margin-bottom="2.85pt"/>
    </style:style>
    <style:style style:parent-style-name="882" style:display-name="toc 9" style:family="paragraph" style:name="879">
      <style:paragraph-properties fo:margin-left="4.001cm" fo:margin-right="0cm" fo:text-indent="0cm" fo:margin-bottom="2.85pt"/>
    </style:style>
    <style:style style:display-name="TOC Heading" style:family="paragraph" style:name="880"/>
    <style:style style:parent-style-name="882" style:display-name="table of figures" style:family="paragraph" style:name="881">
      <style:paragraph-properties fo:margin-bottom="0pt"/>
    </style:style>
    <style:style style:class="default" style:display-name="Normal" style:family="paragraph" style:name="882"/>
    <style:style style:class="default" style:display-name="Default Paragraph Font" style:family="text" style:name="883"/>
  </office:styles>
  <office:automatic-styles>
    <style:page-layout style:name="Mpm1">
      <style:page-layout-properties fo:page-width="21cm" fo:page-height="29.7cm" style:print-orientation="portrait" fo:margin-top="2.5cm" fo:margin-bottom="2.5cm" fo:margin-left="2.5cm" fo:margin-right="2.5cm"/>
    </style:page-layout>
    <style:page-layout style:name="Mpm2">
      <style:page-layout-properties fo:page-width="21cm" fo:page-height="29.7cm" style:print-orientation="portrait" fo:margin-top="2.5cm" fo:margin-bottom="2.5cm" fo:margin-left="2.5cm" fo:margin-right="2.5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2.5.565.0</meta:generator>
    <meta:initial-creator/>
    <meta:creation-date/>
    <meta:editing-cycles/>
    <meta:editing-duration/>
    <dc:date/>
    <dc:creator/>
    <meta:document-statistic/>
  </office:meta>
</office:document-meta>
</file>